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1">
      <style:graphic-properties draw:fill="none" draw:stroke="solid" svg:stroke-width="0.00694in" svg:stroke-color="#000000" draw:marker-end="a410" svg:stroke-opacity="100%" draw:stroke-linejoin="miter" svg:stroke-linecap="butt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3">
      <style:graphic-properties draw:fill="none" draw:stroke="solid" svg:stroke-width="0.00694in" svg:stroke-color="#000000" draw:marker-end="a412" svg:stroke-opacity="100%" draw:stroke-linejoin="miter" svg:stroke-linecap="but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draw:fill="none" draw:stroke="solid" svg:stroke-width="0.00694in" svg:stroke-color="#000000" draw:marker-end="a414" svg:stroke-opacity="100%" draw:stroke-linejoin="miter" svg:stroke-linecap="but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7">
      <style:graphic-properties draw:fill="none" draw:stroke="solid" svg:stroke-width="0.00694in" svg:stroke-color="#000000" draw:marker-end="a416" svg:stroke-opacity="100%" draw:stroke-linejoin="miter" svg:stroke-linecap="butt"/>
    </style:style>
    <style:style style:family="graphic" style:name="a419">
      <style:graphic-properties draw:fill="none" draw:stroke="solid" svg:stroke-width="0.00694in" svg:stroke-color="#000000" draw:marker-end="a418" svg:stroke-opacity="100%" draw:stroke-linejoin="miter" svg:stroke-linecap="but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5">
      <style:graphic-properties draw:fill="none" draw:stroke="solid" svg:stroke-width="0.00694in" svg:stroke-color="#000000" draw:marker-end="a404" svg:stroke-opacity="100%" draw:stroke-linejoin="miter" svg:stroke-linecap="butt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07">
      <style:graphic-properties draw:fill="none" draw:stroke="solid" svg:stroke-width="0.00694in" svg:stroke-color="#000000" draw:marker-end="a406" svg:stroke-opacity="100%" draw:stroke-linejoin="miter" svg:stroke-linecap="butt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draw:fill="none" draw:stroke="solid" svg:stroke-width="0.00694in" svg:stroke-color="#000000" draw:marker-end="a408" svg:stroke-opacity="100%" draw:stroke-linejoin="miter" svg:stroke-linecap="butt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custom-shape svg:x="1.78641in" svg:y="0.38761in" svg:width="2.90051in" svg:height="1.37041in" draw:id="id63" draw:style-name="a362" draw:name="Rectangle 4">
          <svg:title/>
          <svg:desc/>
          <text:p text:style-name="a358" text:class-names="" text:cond-style-name=""><text:span text:style-name="a357" text:class-names="">BUSINESS UNDERSTANDING</text:span></text:p>
          <text:p text:style-name="a361" text:class-names="" text:cond-style-name=""><text:span text:style-name="a359" text:class-names="">(Tourism Packages available)</text:span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8892in" svg:y="0.25745in" svg:width="2.32454in" svg:height="1.37041in" draw:id="id64" draw:style-name="a369" draw:name="Rectangle 5">
          <svg:title/>
          <svg:desc/>
          <text:p text:style-name="a365" text:class-names="" text:cond-style-name=""><text:span text:style-name="a363" text:class-names="">DATA<text:s text:c="1"/></text:span><text:span text:style-name="a364" text:class-names="">UNDERSTANDING</text:span></text:p>
          <text:p text:style-name="a368" text:class-names="" text:cond-style-name=""><text:span text:style-name="a366" text:class-names="">(Social Media Images)</text:span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4641in" svg:y="1.75803in" svg:width="2.95552in" svg:height="1.37041in" draw:id="id65" draw:style-name="a376" draw:name="Rectangle 6">
          <svg:title/>
          <svg:desc/>
          <text:p text:style-name="a372" text:class-names="" text:cond-style-name=""><text:span text:style-name="a370" text:class-names="">DATA<text:s text:c="1"/></text:span><text:span text:style-name="a371" text:class-names="">PREPARATION</text:span></text:p>
          <text:p text:style-name="a375" text:class-names="" text:cond-style-name=""><text:span text:style-name="a373" text:class-names="">(Labelling, Data Cleaning and Categorisation)</text:span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4641in" svg:y="3.81365in" svg:width="2.95552in" svg:height="1.37041in" draw:id="id66" draw:style-name="a384" draw:name="Rectangle 7">
          <svg:title/>
          <svg:desc/>
          <text:p text:style-name="a378" text:class-names="" text:cond-style-name=""><text:span text:style-name="a377" text:class-names="">MODELING</text:span></text:p>
          <text:p text:style-name="a383" text:class-names="" text:cond-style-name=""><text:span text:style-name="a379" text:class-names="">(KNN,<text:s text:c="1"/></text:span><text:span text:style-name="a380" text:class-names="">Kmeans</text:span><text:span text:style-name="a381" text:class-names="">, LSTM, DBSCAN)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044in" svg:y="5.18693in" svg:width="2.6024in" svg:height="1.37041in" draw:id="id67" draw:style-name="a391" draw:name="Rectangle 8">
          <svg:title/>
          <svg:desc/>
          <text:p text:style-name="a386" text:class-names="" text:cond-style-name=""><text:span text:style-name="a385" text:class-names="">EVALUATION<text:s text:c="1"/></text:span></text:p>
          <text:p text:style-name="a390" text:class-names="" text:cond-style-name=""><text:span text:style-name="a387" text:class-names="">(</text:span><text:span text:style-name="a388" text:class-names="">Behavioural Patterns)</text:span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916in" svg:y="3.99427in" svg:width="2.32454in" svg:height="1.37041in" draw:id="id68" draw:style-name="a397" draw:name="Rectangle 9">
          <svg:title/>
          <svg:desc/>
          <text:p text:style-name="a393" text:class-names="" text:cond-style-name=""><text:span text:style-name="a392" text:class-names="">DEPLOYMENT</text:span></text:p>
          <text:p text:style-name="a396" text:class-names="" text:cond-style-name=""><text:span text:style-name="a394" text:class-names="">(Marketing Campaigns)</text:span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3529in" svg:y="2.17463in" svg:width="2.02005in" svg:height="1.832in" draw:id="id69" draw:style-name="a403" draw:name="Cylinder 10">
          <svg:title/>
          <svg:desc/>
          <text:p text:style-name="a399" text:class-names="" text:cond-style-name=""><text:span text:style-name="a398" text:class-names="">DATA</text:span></text:p>
          <text:p text:style-name="a402" text:class-names="" text:cond-style-name=""><text:span text:style-name="a400" text:class-names="">(Social Media)</text:span><text:span text:style-name="a401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onnector draw:type="line" svg:x1="4.68692in" svg:y1="1.07281in" draw:start-shape="id63" draw:start-glue-point="1" svg:x2="5.98892in" svg:y2="0.94265in" draw:end-shape="id64" draw:end-glue-point="3" draw:id="id70" draw:style-name="a405" draw:name="Straight Arrow Connector 14">
          <svg:title/>
          <svg:desc/>
        </draw:connector>
        <draw:connector draw:type="line" svg:x1="5.98892in" svg:y1="1.10503in" svg:x2="4.68692in" svg:y2="1.26825in" draw:id="id71" draw:style-name="a407" draw:name="Straight Arrow Connector 15">
          <svg:title/>
          <svg:desc/>
        </draw:connector>
        <draw:connector draw:type="line" svg:x1="8.31346in" svg:y1="0.9559in" svg:x2="10.12417in" svg:y2="1.75803in" draw:end-shape="id65" draw:end-glue-point="0" draw:id="id72" draw:style-name="a409" draw:name="Straight Arrow Connector 18">
          <svg:title/>
          <svg:desc/>
        </draw:connector>
        <draw:connector draw:type="line" svg:x1="10.12417in" svg:y1="3.12844in" draw:start-shape="id65" draw:start-glue-point="2" svg:x2="10.12417in" svg:y2="3.81365in" draw:end-shape="id66" draw:end-glue-point="0" draw:id="id73" draw:style-name="a411" draw:name="Straight Arrow Connector 20">
          <svg:title/>
          <svg:desc/>
        </draw:connector>
        <draw:connector draw:type="line" svg:x1="9.89278in" svg:y1="3.81365in" svg:x2="9.89278in" svg:y2="3.12844in" draw:id="id74" draw:style-name="a413" draw:name="Straight Arrow Connector 23">
          <svg:title/>
          <svg:desc/>
        </draw:connector>
        <draw:connector draw:type="line" svg:x1="9.89278in" svg:y1="5.18406in" svg:x2="8.1068in" svg:y2="5.87213in" draw:end-shape="id67" draw:end-glue-point="1" draw:id="id75" draw:style-name="a415" draw:name="Straight Arrow Connector 25">
          <svg:title/>
          <svg:desc/>
        </draw:connector>
        <draw:connector draw:type="line" svg:x1="5.5044in" svg:y1="5.87213in" draw:start-shape="id67" draw:start-glue-point="3" svg:x2="3.61143in" svg:y2="5.36468in" draw:end-shape="id68" draw:end-glue-point="2" draw:id="id76" draw:style-name="a417" draw:name="Straight Arrow Connector 27">
          <svg:title/>
          <svg:desc/>
        </draw:connector>
        <draw:connector draw:type="line" svg:x1="6.8056in" svg:y1="5.18693in" draw:start-shape="id67" draw:start-glue-point="0" svg:x2="3.23666in" svg:y2="1.75802in" draw:end-shape="id63" draw:end-glue-point="2" draw:id="id77" draw:style-name="a419" draw:name="Straight Arrow Connector 3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2" svg:viewBox="0 0 20 30" svg:d="m10 0-10 30h20z"/>
    <draw:marker draw:name="a408" svg:viewBox="0 0 20 30" svg:d="m10 0-10 30h20z"/>
    <draw:marker draw:name="a414" svg:viewBox="0 0 20 30" svg:d="m10 0-10 30h20z"/>
    <draw:marker draw:name="a404" svg:viewBox="0 0 20 30" svg:d="m10 0-10 30h20z"/>
    <draw:marker draw:name="a416" svg:viewBox="0 0 20 30" svg:d="m10 0-10 30h20z"/>
    <draw:marker draw:name="a410" svg:viewBox="0 0 20 30" svg:d="m10 0-10 30h20z"/>
    <draw:marker draw:name="a406" svg:viewBox="0 0 20 30" svg:d="m10 0-10 30h20z"/>
    <draw:marker draw:name="a41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7-08-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7-08-2019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7-08-2019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7-08-2019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7-08-2019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7-08-2019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7-08-2019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7-08-2019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7-08-2019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7-08-2019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7-08-2019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7-08-2019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niket Bhawkar</meta:initial-creator>
    <dc:creator>Aniket Bhawkar</dc:creator>
    <meta:creation-date>2019-07-28T13:14:25Z</meta:creation-date>
    <dc:date>2019-08-07T15:39:36Z</dc:date>
    <meta:editing-cycles>2</meta:editing-cycles>
    <meta:editing-duration>PT6977S</meta:editing-duration>
    <meta:document-statistic meta:paragraph-count="14" meta:word-count="49"/>
  </office:meta>
</office:document-meta>
</file>